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280E62109E5D0789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589" officeooo:paragraph-rsid="00015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ion counter simulation:</text:p>
      <text:p text:style-name="Standard"/>
      <text:p text:style-name="Standard"><draw:frame draw:style-name="fr1" draw:name="Image1" text:anchor-type="char" svg:x="0in" svg:y="0.1311in" svg:width="6.9252in" svg:height="4.4138in" draw:z-index="0"><draw:image xlink:href="Pictures/10000001000003EC00000280E62109E5D0789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2:36:59.084869076</meta:creation-date>
    <dc:date>2024-07-19T12:37:33.827195475</dc:date>
    <meta:editing-duration>PT35S</meta:editing-duration>
    <meta:editing-cycles>1</meta:editing-cycles>
    <meta:document-statistic meta:table-count="0" meta:image-count="1" meta:object-count="0" meta:page-count="1" meta:paragraph-count="1" meta:word-count="3" meta:character-count="28" meta:non-whitespace-character-count="26"/>
    <meta:generator>LibreOffice/7.3.7.2$Linux_X86_64 LibreOffice_project/30$Build-2</meta:generator>
  </office:meta>
</office:document-meta>
</file>